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f79" officeooo:paragraph-rsid="001aef79"/>
    </style:style>
    <style:style style:name="P2" style:family="paragraph" style:parent-style-name="Standard">
      <style:paragraph-properties fo:text-align="justify" style:justify-single-word="false"/>
      <style:text-properties officeooo:rsid="001d461c" officeooo:paragraph-rsid="001d461c"/>
    </style:style>
    <style:style style:name="P3" style:family="paragraph" style:parent-style-name="Standard">
      <style:paragraph-properties fo:text-align="center" style:justify-single-word="false"/>
      <style:text-properties officeooo:rsid="001f1881" officeooo:paragraph-rsid="001f1881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f1881" officeooo:paragraph-rsid="001f188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aef79" officeooo:paragraph-rsid="001aef7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f1881" officeooo:paragraph-rsid="001f1881" style:font-weight-asian="normal" style:font-weight-complex="normal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51312" officeooo:paragraph-rsid="00251312" style:font-weight-asian="normal" style:font-weight-complex="normal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657d8" officeooo:paragraph-rsid="00264a3b" style:font-weight-asian="normal" style:font-weight-complex="normal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657d8" officeooo:paragraph-rsid="002657d8" style:font-weight-asian="normal" style:font-weight-complex="normal"/>
    </style:style>
    <style:style style:name="P10" style:family="paragraph" style:parent-style-name="Standard">
      <loext:graphic-properties draw:fill="none"/>
      <style:paragraph-properties fo:text-align="center" style:justify-single-word="false" fo:background-color="transparent"/>
      <style:text-properties fo:font-weight="normal" officeooo:rsid="002657d8" officeooo:paragraph-rsid="002657d8" style:font-weight-asian="normal" style:font-weight-complex="normal"/>
    </style:style>
    <style:style style:name="P1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7f985" officeooo:paragraph-rsid="0027f985" style:font-weight-asian="normal" style:font-weight-complex="normal"/>
    </style:style>
    <style:style style:name="P12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264a3b" officeooo:paragraph-rsid="00264a3b"/>
    </style:style>
    <style:style style:name="P13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27f985" officeooo:paragraph-rsid="0027f985"/>
    </style:style>
    <style:style style:name="P1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a758a" officeooo:paragraph-rsid="002a758a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abeb9" officeooo:paragraph-rsid="002abeb9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e840d" officeooo:paragraph-rsid="002e840d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eb9fe" officeooo:paragraph-rsid="002eb9fe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053bc" officeooo:paragraph-rsid="0031aa83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39921" officeooo:paragraph-rsid="00339921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1aa83" officeooo:paragraph-rsid="0031aa83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4a71a" officeooo:paragraph-rsid="0034a71a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6015f" officeooo:paragraph-rsid="0036015f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77009" officeooo:paragraph-rsid="00377009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a9cc0" officeooo:paragraph-rsid="003a9cc0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c057f" officeooo:paragraph-rsid="003c057f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d2af7" officeooo:paragraph-rsid="003d2af7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d2e92" officeooo:paragraph-rsid="003d2e92" style:font-size-asian="12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efd9f" officeooo:paragraph-rsid="003efd9f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f2b21" officeooo:paragraph-rsid="003f2b21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10c7e" officeooo:paragraph-rsid="00410c7e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28018" officeooo:paragraph-rsid="00428018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36756" officeooo:paragraph-rsid="00436756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433a8" officeooo:paragraph-rsid="004433a8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60f65" officeooo:paragraph-rsid="00460f65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66762" officeooo:paragraph-rsid="00466762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6a622" officeooo:paragraph-rsid="0046a622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71b17" officeooo:paragraph-rsid="00471b17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e204f" officeooo:paragraph-rsid="004e204f" style:font-size-asian="12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f47ec" officeooo:paragraph-rsid="004f47ec" style:font-size-asian="12pt" style:font-weight-asian="normal" style:font-size-complex="12pt" style:font-weight-complex="normal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0dda0" officeooo:paragraph-rsid="0050dda0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233b7" officeooo:paragraph-rsid="0053f0de" style:font-size-asian="12pt" style:font-weight-asian="normal" style:font-size-complex="12pt" style:font-weight-complex="normal"/>
    </style:style>
    <style:style style:name="P4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c7ca2" officeooo:paragraph-rsid="004c7ca2" style:font-size-asian="12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56475" officeooo:paragraph-rsid="00556475" style:font-size-asian="12pt" style:font-weight-asian="normal" style:font-size-complex="12pt" style:font-weight-complex="normal"/>
    </style:style>
    <style:style style:name="P44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5fde4" officeooo:paragraph-rsid="0055fde4" style:font-size-asian="12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5fde4" officeooo:paragraph-rsid="0055fde4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692f3" officeooo:paragraph-rsid="005692f3" style:font-size-asian="12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e05fc" officeooo:paragraph-rsid="005e05fc" style:font-size-asian="12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04848" officeooo:paragraph-rsid="00604848" style:font-size-asian="12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130be" officeooo:paragraph-rsid="006130be" style:font-size-asian="12pt" style:font-weight-asian="normal" style:font-size-complex="12pt" style:font-weight-complex="normal"/>
    </style:style>
    <style:style style:name="P5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1be20" officeooo:paragraph-rsid="0061be20" style:font-size-asian="12pt" style:font-weight-asian="normal" style:font-size-complex="12pt" style:font-weight-complex="normal"/>
    </style:style>
    <style:style style:name="P51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23930" officeooo:paragraph-rsid="00623930" style:font-size-asian="12pt" style:font-weight-asian="normal" style:font-size-complex="12pt" style:font-weight-complex="normal"/>
    </style:style>
    <style:style style:name="P5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3b60d" officeooo:paragraph-rsid="0063b60d" style:font-size-asian="12pt" style:font-weight-asian="normal" style:font-size-complex="12pt" style:font-weight-complex="normal"/>
    </style:style>
    <style:style style:name="P5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72576" officeooo:paragraph-rsid="00672576" style:font-size-asian="12pt" style:font-weight-asian="normal" style:font-size-complex="12pt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862d6" officeooo:paragraph-rsid="006862d6" style:font-size-asian="12pt" style:font-weight-asian="normal" style:font-size-complex="12pt" style:font-weight-complex="normal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ff513" officeooo:paragraph-rsid="006ff513" style:font-size-asian="12pt" style:font-weight-asian="normal" style:font-size-complex="12pt" style:font-weight-complex="normal"/>
    </style:style>
    <style:style style:name="P5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05dea" officeooo:paragraph-rsid="00705dea" style:font-size-asian="12pt" style:font-weight-asian="normal" style:font-size-complex="12pt" style:font-weight-complex="normal"/>
    </style:style>
    <style:style style:name="P5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326f3" officeooo:paragraph-rsid="007326f3" style:font-size-asian="12pt" style:font-weight-asian="normal" style:font-size-complex="12pt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4121c" officeooo:paragraph-rsid="0074121c" style:font-size-asian="12pt" style:font-weight-asian="normal" style:font-size-complex="12pt" style:font-weight-complex="normal"/>
    </style:style>
    <style:style style:name="P5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72010" officeooo:paragraph-rsid="00772010" style:font-size-asian="12pt" style:font-weight-asian="normal" style:font-size-complex="12pt" style:font-weight-complex="normal"/>
    </style:style>
    <style:style style:name="P60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a6e77" officeooo:paragraph-rsid="007a6e77" style:font-size-asian="12pt" style:font-weight-asian="normal" style:font-size-complex="12pt" style:font-weight-complex="normal"/>
    </style:style>
    <style:style style:name="P6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c0989" officeooo:paragraph-rsid="007c0989" style:font-size-asian="12pt" style:font-weight-asian="normal" style:font-size-complex="12pt" style:font-weight-complex="normal"/>
    </style:style>
    <style:style style:name="P6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db46a" officeooo:paragraph-rsid="007db46a" style:font-size-asian="12pt" style:font-weight-asian="normal" style:font-size-complex="12pt" style:font-weight-complex="normal"/>
    </style:style>
    <style:style style:name="P6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f5e75" officeooo:paragraph-rsid="007f5e75" style:font-size-asian="12pt" style:font-weight-asian="normal" style:font-size-complex="12pt" style:font-weight-complex="normal"/>
    </style:style>
    <style:style style:name="P64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ff57e" officeooo:paragraph-rsid="007ff57e" style:font-size-asian="12pt" style:font-weight-asian="normal" style:font-size-complex="12pt" style:font-weight-complex="normal"/>
    </style:style>
    <style:style style:name="P6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05c5d" officeooo:paragraph-rsid="00805c5d" style:font-size-asian="12pt" style:font-weight-asian="normal" style:font-size-complex="12pt" style:font-weight-complex="normal"/>
    </style:style>
    <style:style style:name="P6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1bee8" officeooo:paragraph-rsid="0081bee8" style:font-size-asian="12pt" style:font-weight-asian="normal" style:font-size-complex="12pt" style:font-weight-complex="normal"/>
    </style:style>
    <style:style style:name="P6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471c9" officeooo:paragraph-rsid="008471c9" style:font-size-asian="12pt" style:font-weight-asian="normal" style:font-size-complex="12pt" style:font-weight-complex="normal"/>
    </style:style>
    <style:style style:name="P6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54b6b" officeooo:paragraph-rsid="00854b6b" style:font-size-asian="12pt" style:font-weight-asian="normal" style:font-size-complex="12pt" style:font-weight-complex="normal"/>
    </style:style>
    <style:style style:name="P6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79d03" officeooo:paragraph-rsid="00879d03" style:font-size-asian="12pt" style:font-weight-asian="normal" style:font-size-complex="12pt" style:font-weight-complex="normal"/>
    </style:style>
    <style:style style:name="P7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a27e3" officeooo:paragraph-rsid="008a27e3" style:font-size-asian="12pt" style:font-weight-asian="normal" style:font-size-complex="12pt" style:font-weight-complex="normal"/>
    </style:style>
    <style:style style:name="P7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dfc72" officeooo:paragraph-rsid="008dfc72" style:font-size-asian="12pt" style:font-weight-asian="normal" style:font-size-complex="12pt" style:font-weight-complex="normal"/>
    </style:style>
    <style:style style:name="P7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f0787" officeooo:paragraph-rsid="008f0787" style:font-size-asian="12pt" style:font-weight-asian="normal" style:font-size-complex="12pt" style:font-weight-complex="normal"/>
    </style:style>
    <style:style style:name="P7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09aac" officeooo:paragraph-rsid="00909aac" style:font-size-asian="12pt" style:font-weight-asian="normal" style:font-size-complex="12pt" style:font-weight-complex="normal"/>
    </style:style>
    <style:style style:name="P7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2ab56" officeooo:paragraph-rsid="0092ab56" style:font-size-asian="12pt" style:font-weight-asian="normal" style:font-size-complex="12pt" style:font-weight-complex="normal"/>
    </style:style>
    <style:style style:name="P7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2c29a" officeooo:paragraph-rsid="0092c29a" style:font-size-asian="12pt" style:font-weight-asian="normal" style:font-size-complex="12pt" style:font-weight-complex="normal"/>
    </style:style>
    <style:style style:name="P7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79231" officeooo:paragraph-rsid="00979231" style:font-size-asian="12pt" style:font-weight-asian="normal" style:font-size-complex="12pt" style:font-weight-complex="normal"/>
    </style:style>
    <style:style style:name="P7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79231" officeooo:paragraph-rsid="0098d992" style:font-size-asian="12pt" style:font-weight-asian="normal" style:font-size-complex="12pt" style:font-weight-complex="normal"/>
    </style:style>
    <style:style style:name="P7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a1d48" officeooo:paragraph-rsid="009a1d48" style:font-size-asian="12pt" style:font-weight-asian="normal" style:font-size-complex="12pt" style:font-weight-complex="normal"/>
    </style:style>
    <style:style style:name="P7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b4ebe" officeooo:paragraph-rsid="009b4ebe" style:font-size-asian="12pt" style:font-weight-asian="normal" style:font-size-complex="12pt" style:font-weight-complex="normal"/>
    </style:style>
    <style:style style:name="P8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cc212" officeooo:paragraph-rsid="009cc212" style:font-size-asian="12pt" style:font-weight-asian="normal" style:font-size-complex="12pt" style:font-weight-complex="normal"/>
    </style:style>
    <style:style style:name="P8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d80cb" officeooo:paragraph-rsid="009d80cb" style:font-size-asian="12pt" style:font-weight-asian="normal" style:font-size-complex="12pt" style:font-weight-complex="normal"/>
    </style:style>
    <style:style style:name="P8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ed690" officeooo:paragraph-rsid="009ed690" style:font-size-asian="12pt" style:font-weight-asian="normal" style:font-size-complex="12pt" style:font-weight-complex="normal"/>
    </style:style>
    <style:style style:name="P8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04513" officeooo:paragraph-rsid="00a04513" style:font-size-asian="12pt" style:font-weight-asian="normal" style:font-size-complex="12pt" style:font-weight-complex="normal"/>
    </style:style>
    <style:style style:name="P8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40e9a" officeooo:paragraph-rsid="00a40e9a" style:font-size-asian="12pt" style:font-weight-asian="normal" style:font-size-complex="12pt" style:font-weight-complex="normal"/>
    </style:style>
    <style:style style:name="P8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44d2c" officeooo:paragraph-rsid="00a44d2c" style:font-size-asian="12pt" style:font-weight-asian="normal" style:font-size-complex="12pt" style:font-weight-complex="normal"/>
    </style:style>
    <style:style style:name="P8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57335" officeooo:paragraph-rsid="00a57335" style:font-size-asian="12pt" style:font-weight-asian="normal" style:font-size-complex="12pt" style:font-weight-complex="normal"/>
    </style:style>
    <style:style style:name="P8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5df0b" officeooo:paragraph-rsid="00a5df0b" style:font-size-asian="12pt" style:font-weight-asian="normal" style:font-size-complex="12pt" style:font-weight-complex="normal"/>
    </style:style>
    <style:style style:name="P8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635b9" officeooo:paragraph-rsid="00a635b9" style:font-size-asian="12pt" style:font-weight-asian="normal" style:font-size-complex="12pt" style:font-weight-complex="normal"/>
    </style:style>
    <style:style style:name="P89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635b9" officeooo:paragraph-rsid="00a635b9" style:font-size-asian="12pt" style:font-weight-asian="normal" style:font-size-complex="12pt" style:font-weight-complex="normal"/>
    </style:style>
    <style:style style:name="P9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6a214" officeooo:paragraph-rsid="00a6a214" style:font-size-asian="12pt" style:font-weight-asian="normal" style:font-size-complex="12pt" style:font-weight-complex="normal"/>
    </style:style>
    <style:style style:name="P9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73442" officeooo:paragraph-rsid="00a73442" style:font-size-asian="12pt" style:font-weight-asian="normal" style:font-size-complex="12pt" style:font-weight-complex="normal"/>
    </style:style>
    <style:style style:name="P9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7ad28" officeooo:paragraph-rsid="00a7ad28" style:font-size-asian="12pt" style:font-weight-asian="normal" style:font-size-complex="12pt" style:font-weight-complex="normal"/>
    </style:style>
    <style:style style:name="P9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8adc4" officeooo:paragraph-rsid="00a8adc4" style:font-size-asian="12pt" style:font-weight-asian="normal" style:font-size-complex="12pt" style:font-weight-complex="normal"/>
    </style:style>
    <style:style style:name="P9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b224f" officeooo:paragraph-rsid="00ab224f" style:font-size-asian="12pt" style:font-weight-asian="normal" style:font-size-complex="12pt" style:font-weight-complex="normal"/>
    </style:style>
    <style:style style:name="P9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b48c09" officeooo:paragraph-rsid="00b48c09" style:font-size-asian="12pt" style:font-weight-asian="normal" style:font-size-complex="12pt" style:font-weight-complex="normal"/>
    </style:style>
    <style:style style:name="P9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b50c0c" officeooo:paragraph-rsid="00b50c0c" style:font-size-asian="12pt" style:font-weight-asian="normal" style:font-size-complex="12pt" style:font-weight-complex="normal"/>
    </style:style>
    <style:style style:name="P9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b6df06" officeooo:paragraph-rsid="00b6df06" style:font-size-asian="12pt" style:font-weight-asian="normal" style:font-size-complex="12pt" style:font-weight-complex="normal"/>
    </style:style>
    <style:style style:name="P9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b7f407" officeooo:paragraph-rsid="00b7f407" style:font-size-asian="12pt" style:font-weight-asian="normal" style:font-size-complex="12pt" style:font-weight-complex="normal"/>
    </style:style>
    <style:style style:name="P9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b8b927" officeooo:paragraph-rsid="00b8b927" style:font-size-asian="12pt" style:font-weight-asian="normal" style:font-size-complex="12pt" style:font-weight-complex="normal"/>
    </style:style>
    <style:style style:name="P10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b99261" officeooo:paragraph-rsid="00b99261" style:font-size-asian="12pt" style:font-weight-asian="normal" style:font-size-complex="12pt" style:font-weight-complex="normal"/>
    </style:style>
    <style:style style:name="P10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b9da0a" officeooo:paragraph-rsid="00b9da0a" style:font-size-asian="12pt" style:font-weight-asian="normal" style:font-size-complex="12pt" style:font-weight-complex="normal"/>
    </style:style>
    <style:style style:name="P10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bb9793" officeooo:paragraph-rsid="00bf9cb0" style:font-size-asian="12pt" style:font-weight-asian="normal" style:font-size-complex="12pt" style:font-weight-complex="normal"/>
    </style:style>
    <style:style style:name="P10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bfa6ff" officeooo:paragraph-rsid="00bfa6ff" style:font-size-asian="12pt" style:font-weight-asian="normal" style:font-size-complex="12pt" style:font-weight-complex="normal"/>
    </style:style>
    <style:style style:name="P10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c12b72" officeooo:paragraph-rsid="00c12b72" style:font-size-asian="12pt" style:font-weight-asian="normal" style:font-size-complex="12pt" style:font-weight-complex="normal"/>
    </style:style>
    <style:style style:name="P10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c25f1d" officeooo:paragraph-rsid="00c25f1d" style:font-size-asian="12pt" style:font-weight-asian="normal" style:font-size-complex="12pt" style:font-weight-complex="normal"/>
    </style:style>
    <style:style style:name="P106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bold" officeooo:rsid="008eb757" officeooo:paragraph-rsid="008eb757" style:font-size-asian="12pt" style:font-weight-asian="bold" style:font-size-complex="12pt" style:font-weight-complex="bold"/>
    </style:style>
    <style:style style:name="P107" style:family="paragraph" style:parent-style-name="Standard">
      <loext:graphic-properties draw:fill="none"/>
      <style:paragraph-properties fo:text-align="center" style:justify-single-word="false" fo:background-color="transparent"/>
      <style:text-properties officeooo:rsid="00602abd" officeooo:paragraph-rsid="00602abd"/>
    </style:style>
    <style:style style:name="P108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af4249" officeooo:paragraph-rsid="00af4249"/>
    </style:style>
    <style:style style:name="P10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weight="normal" officeooo:rsid="001f1881" officeooo:paragraph-rsid="001f1881" style:font-weight-asian="normal" style:font-weight-complex="normal"/>
    </style:style>
    <style:style style:name="P11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1f1881" officeooo:paragraph-rsid="001f1881" style:font-weight-asian="normal" style:font-weight-complex="normal"/>
    </style:style>
    <style:style style:name="P11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2008eb" officeooo:paragraph-rsid="00206c84" style:font-weight-asian="normal" style:font-weight-complex="normal"/>
    </style:style>
    <style:style style:name="P11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206c84" officeooo:paragraph-rsid="001f1881" style:font-weight-asian="normal" style:font-weight-complex="normal"/>
    </style:style>
    <style:style style:name="P11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206c84" officeooo:paragraph-rsid="00206c84" style:font-weight-asian="normal" style:font-weight-complex="normal"/>
    </style:style>
    <style:style style:name="P114" style:family="paragraph" style:parent-style-name="List_20_Contents">
      <loext:graphic-properties draw:fill="none"/>
      <style:paragraph-properties fo:text-align="justify" style:justify-single-word="false" fo:background-color="transparent"/>
      <style:text-properties officeooo:rsid="006c9ff5" officeooo:paragraph-rsid="006c9ff5"/>
    </style:style>
    <style:style style:name="P115" style:family="paragraph" style:parent-style-name="List_20_Contents">
      <loext:graphic-properties draw:fill="none"/>
      <style:paragraph-properties fo:text-align="justify" style:justify-single-word="false" fo:background-color="transparent"/>
      <style:text-properties officeooo:rsid="006dff2c" officeooo:paragraph-rsid="006dff2c"/>
    </style:style>
    <style:style style:name="P116" style:family="paragraph" style:parent-style-name="List_20_Contents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style:text-underline-style="none" fo:font-weight="normal" officeooo:paragraph-rsid="006bc2af" style:font-size-asian="12pt" style:font-size-complex="12pt"/>
    </style:style>
    <style:style style:name="P117" style:family="paragraph" style:parent-style-name="List_20_Contents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6d1e92" officeooo:paragraph-rsid="006c9ff5" style:font-size-asian="12pt" style:font-size-complex="12pt"/>
    </style:style>
    <style:style style:name="P118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06c84" officeooo:paragraph-rsid="00206c84" style:font-weight-asian="normal" style:font-weight-complex="normal"/>
    </style:style>
    <style:style style:name="P119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178c1" officeooo:paragraph-rsid="002178c1" style:font-weight-asian="normal" style:font-weight-complex="normal"/>
    </style:style>
    <style:style style:name="P120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3326f" officeooo:paragraph-rsid="0023326f" style:font-weight-asian="normal" style:font-weight-complex="normal"/>
    </style:style>
    <style:style style:name="P121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51312" officeooo:paragraph-rsid="00251312" style:font-weight-asian="normal" style:font-weight-complex="normal"/>
    </style:style>
    <style:style style:name="P122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weight="normal" officeooo:rsid="002657d8" officeooo:paragraph-rsid="002657d8" style:font-weight-asian="normal" style:font-weight-complex="normal"/>
    </style:style>
    <style:style style:name="P123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rsid="00215e6d" officeooo:paragraph-rsid="00215e6d"/>
    </style:style>
    <style:style style:name="P124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rsid="002657d8" officeooo:paragraph-rsid="002657d8"/>
    </style:style>
    <style:style style:name="P125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abeb9" officeooo:paragraph-rsid="002abeb9" style:font-size-asian="12pt" style:font-weight-asian="normal" style:font-size-complex="12pt" style:font-weight-complex="normal"/>
    </style:style>
    <style:style style:name="P126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4a71a" officeooo:paragraph-rsid="0034a71a" style:font-size-asian="12pt" style:font-weight-asian="normal" style:font-size-complex="12pt" style:font-weight-complex="normal"/>
    </style:style>
    <style:style style:name="P127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6015f" officeooo:paragraph-rsid="0036015f" style:font-size-asian="12pt" style:font-weight-asian="normal" style:font-size-complex="12pt" style:font-weight-complex="normal"/>
    </style:style>
    <style:style style:name="P128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77009" officeooo:paragraph-rsid="00377009" style:font-size-asian="12pt" style:font-weight-asian="normal" style:font-size-complex="12pt" style:font-weight-complex="normal"/>
    </style:style>
    <style:style style:name="P129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77009" officeooo:paragraph-rsid="00377009" style:font-size-asian="12pt" style:font-weight-asian="normal" style:font-size-complex="12pt" style:font-weight-complex="normal"/>
    </style:style>
    <style:style style:name="P130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868ac" officeooo:paragraph-rsid="003868ac" style:font-size-asian="12pt" style:font-weight-asian="normal" style:font-size-complex="12pt" style:font-weight-complex="normal"/>
    </style:style>
    <style:style style:name="P131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a9157" officeooo:paragraph-rsid="003a9157" style:font-size-asian="12pt" style:font-weight-asian="normal" style:font-size-complex="12pt" style:font-weight-complex="normal"/>
    </style:style>
    <style:style style:name="P132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a9cc0" officeooo:paragraph-rsid="003a9cc0" style:font-size-asian="12pt" style:font-weight-asian="normal" style:font-size-complex="12pt" style:font-weight-complex="normal"/>
    </style:style>
    <style:style style:name="P133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c057f" officeooo:paragraph-rsid="003c057f" style:font-size-asian="12pt" style:font-weight-asian="normal" style:font-size-complex="12pt" style:font-weight-complex="normal"/>
    </style:style>
    <style:style style:name="P134" style:family="paragraph" style:parent-style-name="Standard" style:list-style-name="L7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10c7e" officeooo:paragraph-rsid="00410c7e" style:font-size-asian="12pt" style:font-weight-asian="normal" style:font-size-complex="12pt" style:font-weight-complex="normal"/>
    </style:style>
    <style:style style:name="P135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79a65" officeooo:paragraph-rsid="00479a65" style:font-size-asian="12pt" style:font-weight-asian="normal" style:font-size-complex="12pt" style:font-weight-complex="normal"/>
    </style:style>
    <style:style style:name="P136" style:family="paragraph" style:parent-style-name="Standard" style:list-style-name="L9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692f3" officeooo:paragraph-rsid="005692f3" style:font-size-asian="12pt" style:font-weight-asian="normal" style:font-size-complex="12pt" style:font-weight-complex="normal"/>
    </style:style>
    <style:style style:name="P137" style:family="paragraph" style:parent-style-name="Standard" style:list-style-name="L10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04848" officeooo:paragraph-rsid="00604848" style:font-size-asian="12pt" style:font-weight-asian="normal" style:font-size-complex="12pt" style:font-weight-complex="normal"/>
    </style:style>
    <style:style style:name="P138" style:family="paragraph" style:parent-style-name="Standard" style:list-style-name="L11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1be20" officeooo:paragraph-rsid="0061be20" style:font-size-asian="12pt" style:font-weight-asian="normal" style:font-size-complex="12pt" style:font-weight-complex="normal"/>
    </style:style>
    <style:style style:name="P139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72576" officeooo:paragraph-rsid="00672576" style:font-size-asian="12pt" style:font-weight-asian="normal" style:font-size-complex="12pt" style:font-weight-complex="normal"/>
    </style:style>
    <style:style style:name="P140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a019a" officeooo:paragraph-rsid="006a019a" style:font-size-asian="12pt" style:font-weight-asian="normal" style:font-size-complex="12pt" style:font-weight-complex="normal"/>
    </style:style>
    <style:style style:name="P141" style:family="paragraph" style:parent-style-name="Standard" style:list-style-name="L13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862d6" officeooo:paragraph-rsid="006862d6" style:font-size-asian="12pt" style:font-weight-asian="normal" style:font-size-complex="12pt" style:font-weight-complex="normal"/>
    </style:style>
    <style:style style:name="P142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05dea" officeooo:paragraph-rsid="00705dea" style:font-size-asian="12pt" style:font-weight-asian="normal" style:font-size-complex="12pt" style:font-weight-complex="normal"/>
    </style:style>
    <style:style style:name="P143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1b2cd" officeooo:paragraph-rsid="0071b2cd" style:font-size-asian="12pt" style:font-weight-asian="normal" style:font-size-complex="12pt" style:font-weight-complex="normal"/>
    </style:style>
    <style:style style:name="P144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326f3" officeooo:paragraph-rsid="007326f3" style:font-size-asian="12pt" style:font-weight-asian="normal" style:font-size-complex="12pt" style:font-weight-complex="normal"/>
    </style:style>
    <style:style style:name="P145" style:family="paragraph" style:parent-style-name="Standard" style:list-style-name="L15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4121c" officeooo:paragraph-rsid="0074121c" style:font-size-asian="12pt" style:font-weight-asian="normal" style:font-size-complex="12pt" style:font-weight-complex="normal"/>
    </style:style>
    <style:style style:name="P146" style:family="paragraph" style:parent-style-name="Standard" style:list-style-name="L1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72010" officeooo:paragraph-rsid="00772010" style:font-size-asian="12pt" style:font-weight-asian="normal" style:font-size-complex="12pt" style:font-weight-complex="normal"/>
    </style:style>
    <style:style style:name="P147" style:family="paragraph" style:parent-style-name="Standard" style:list-style-name="L17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2ec3c" officeooo:paragraph-rsid="0082ec3c" style:font-size-asian="12pt" style:font-weight-asian="normal" style:font-size-complex="12pt" style:font-weight-complex="normal"/>
    </style:style>
    <style:style style:name="P148" style:family="paragraph" style:parent-style-name="Standard" style:list-style-name="L17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39f6f" officeooo:paragraph-rsid="00839f6f" style:font-size-asian="12pt" style:font-weight-asian="normal" style:font-size-complex="12pt" style:font-weight-complex="normal"/>
    </style:style>
    <style:style style:name="P149" style:family="paragraph" style:parent-style-name="Standard" style:list-style-name="L17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4135e" officeooo:paragraph-rsid="0084135e" style:font-size-asian="12pt" style:font-weight-asian="normal" style:font-size-complex="12pt" style:font-weight-complex="normal"/>
    </style:style>
    <style:style style:name="P150" style:family="paragraph" style:parent-style-name="Standard" style:list-style-name="L17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471c9" officeooo:paragraph-rsid="008471c9" style:font-size-asian="12pt" style:font-weight-asian="normal" style:font-size-complex="12pt" style:font-weight-complex="normal"/>
    </style:style>
    <style:style style:name="P151" style:family="paragraph" style:parent-style-name="Standard" style:list-style-name="L18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a7b1e" officeooo:paragraph-rsid="008a7b1e" style:font-size-asian="12pt" style:font-weight-asian="normal" style:font-size-complex="12pt" style:font-weight-complex="normal"/>
    </style:style>
    <style:style style:name="P152" style:family="paragraph" style:parent-style-name="Standard" style:list-style-name="L18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dfc72" officeooo:paragraph-rsid="008dfc72" style:font-size-asian="12pt" style:font-weight-asian="normal" style:font-size-complex="12pt" style:font-weight-complex="normal"/>
    </style:style>
    <style:style style:name="P153" style:family="paragraph" style:parent-style-name="Standard" style:list-style-name="L19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2c29a" officeooo:paragraph-rsid="0092c29a" style:font-size-asian="12pt" style:font-weight-asian="normal" style:font-size-complex="12pt" style:font-weight-complex="normal"/>
    </style:style>
    <style:style style:name="P154" style:family="paragraph" style:parent-style-name="Standard" style:list-style-name="L19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5b89d" officeooo:paragraph-rsid="0095b89d" style:font-size-asian="12pt" style:font-weight-asian="normal" style:font-size-complex="12pt" style:font-weight-complex="normal"/>
    </style:style>
    <style:style style:name="P155" style:family="paragraph" style:parent-style-name="Standard" style:list-style-name="L20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a1d48" officeooo:paragraph-rsid="009a1d48" style:font-size-asian="12pt" style:font-weight-asian="normal" style:font-size-complex="12pt" style:font-weight-complex="normal"/>
    </style:style>
    <style:style style:name="P156" style:family="paragraph" style:parent-style-name="Standard" style:list-style-name="L20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b4ebe" officeooo:paragraph-rsid="009b4ebe" style:font-size-asian="12pt" style:font-weight-asian="normal" style:font-size-complex="12pt" style:font-weight-complex="normal"/>
    </style:style>
    <style:style style:name="P157" style:family="paragraph" style:parent-style-name="Standard" style:list-style-name="L21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ed690" officeooo:paragraph-rsid="009ed690" style:font-size-asian="12pt" style:font-weight-asian="normal" style:font-size-complex="12pt" style:font-weight-complex="normal"/>
    </style:style>
    <style:style style:name="P158" style:family="paragraph" style:parent-style-name="Standard" style:list-style-name="L22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73442" officeooo:paragraph-rsid="00a73442" style:font-size-asian="12pt" style:font-weight-asian="normal" style:font-size-complex="12pt" style:font-weight-complex="normal"/>
    </style:style>
    <style:style style:name="P159" style:family="paragraph" style:parent-style-name="Standard" style:list-style-name="L23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7ad28" officeooo:paragraph-rsid="00a7ad28" style:font-size-asian="12pt" style:font-weight-asian="normal" style:font-size-complex="12pt" style:font-weight-complex="normal"/>
    </style:style>
    <style:style style:name="P160" style:family="paragraph" style:parent-style-name="Standard" style:list-style-name="L24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8adc4" officeooo:paragraph-rsid="00a8adc4" style:font-size-asian="12pt" style:font-weight-asian="normal" style:font-size-complex="12pt" style:font-weight-complex="normal"/>
    </style:style>
    <style:style style:name="P161" style:family="paragraph" style:parent-style-name="Standard" style:list-style-name="L24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91d8b" officeooo:paragraph-rsid="00a91d8b" style:font-size-asian="12pt" style:font-weight-asian="normal" style:font-size-complex="12pt" style:font-weight-complex="normal"/>
    </style:style>
    <style:style style:name="P162" style:family="paragraph" style:parent-style-name="Standard" style:list-style-name="L24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99187" officeooo:paragraph-rsid="00a99187" style:font-size-asian="12pt" style:font-weight-asian="normal" style:font-size-complex="12pt" style:font-weight-complex="normal"/>
    </style:style>
    <style:style style:name="P163" style:family="paragraph" style:parent-style-name="Standard" style:list-style-name="L25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b224f" officeooo:paragraph-rsid="00ab224f" style:font-size-asian="12pt" style:font-weight-asian="normal" style:font-size-complex="12pt" style:font-weight-complex="normal"/>
    </style:style>
    <style:style style:name="P164" style:family="paragraph" style:parent-style-name="Standard" style:list-style-name="L25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b6e2b" officeooo:paragraph-rsid="00ab6e2b" style:font-size-asian="12pt" style:font-weight-asian="normal" style:font-size-complex="12pt" style:font-weight-complex="normal"/>
    </style:style>
    <style:style style:name="P165" style:family="paragraph" style:parent-style-name="Standard" style:list-style-name="L25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b1392b" officeooo:paragraph-rsid="00b1392b" style:font-size-asian="12pt" style:font-weight-asian="normal" style:font-size-complex="12pt" style:font-weight-complex="normal"/>
    </style:style>
    <style:style style:name="P166" style:family="paragraph" style:parent-style-name="Standard" style:list-style-name="L2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b50c0c" officeooo:paragraph-rsid="00b50c0c" style:font-size-asian="12pt" style:font-weight-asian="normal" style:font-size-complex="12pt" style:font-weight-complex="normal"/>
    </style:style>
    <style:style style:name="P167" style:family="paragraph" style:parent-style-name="Standard" style:list-style-name="L27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b8b927" officeooo:paragraph-rsid="00b8b927" style:font-size-asian="12pt" style:font-weight-asian="normal" style:font-size-complex="12pt" style:font-weight-complex="normal"/>
    </style:style>
    <style:style style:name="P168" style:family="paragraph" style:parent-style-name="Standard" style:list-style-name="L28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b9da0a" officeooo:paragraph-rsid="00b9da0a" style:font-size-asian="12pt" style:font-weight-asian="normal" style:font-size-complex="12pt" style:font-weight-complex="normal"/>
    </style:style>
    <style:style style:name="P16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bb9793" officeooo:paragraph-rsid="00bf9cb0" style:font-size-asian="12pt" style:font-weight-asian="normal" style:font-size-complex="12pt" style:font-weight-complex="normal"/>
    </style:style>
    <style:style style:name="P17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c4e7b8" officeooo:paragraph-rsid="00c4e7b8" style:font-size-asian="12pt" style:font-weight-asian="normal" style:font-size-complex="12pt" style:font-weight-complex="normal"/>
    </style:style>
    <style:style style:name="P171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c4e7b8" officeooo:paragraph-rsid="00c4e7b8" style:font-size-asian="12pt" style:font-weight-asian="normal" style:font-size-complex="12pt" style:font-weight-complex="normal"/>
    </style:style>
    <style:style style:name="P17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c74664" officeooo:paragraph-rsid="00c74664" style:font-size-asian="12pt" style:font-weight-asian="normal" style:font-size-complex="12pt" style:font-weight-complex="normal"/>
    </style:style>
    <style:style style:name="P173" style:family="paragraph" style:parent-style-name="Standard" style:list-style-name="L29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c74664" officeooo:paragraph-rsid="00c74664" style:font-size-asian="12pt" style:font-weight-asian="normal" style:font-size-complex="12pt" style:font-weight-complex="normal"/>
    </style:style>
    <style:style style:name="P174" style:family="paragraph" style:parent-style-name="Standard" style:list-style-name="L29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c75a14" officeooo:paragraph-rsid="00c75a14" style:font-size-asian="12pt" style:font-weight-asian="normal" style:font-size-complex="12pt" style:font-weight-complex="normal"/>
    </style:style>
    <style:style style:name="P175" style:family="paragraph" style:parent-style-name="Standard" style:list-style-name="L29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c76ec4" officeooo:paragraph-rsid="00c76ec4" style:font-size-asian="12pt" style:font-weight-asian="normal" style:font-size-complex="12pt" style:font-weight-complex="normal"/>
    </style:style>
    <style:style style:name="P176" style:family="paragraph" style:parent-style-name="Standard" style:list-style-name="L29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c91115" officeooo:paragraph-rsid="00c91115" style:font-size-asian="12pt" style:font-weight-asian="normal" style:font-size-complex="12pt" style:font-weight-complex="normal"/>
    </style:style>
    <style:style style:name="P177" style:family="paragraph" style:parent-style-name="Standard" style:list-style-name="L29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cb086e" officeooo:paragraph-rsid="00cb086e" style:font-size-asian="12pt" style:font-weight-asian="normal" style:font-size-complex="12pt" style:font-weight-complex="normal"/>
    </style:style>
    <style:style style:name="P17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cb086e" officeooo:paragraph-rsid="00cb086e" style:font-size-asian="12pt" style:font-weight-asian="normal" style:font-size-complex="12pt" style:font-weight-complex="normal"/>
    </style:style>
    <style:style style:name="P17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ccf1e4" officeooo:paragraph-rsid="00ccf1e4" style:font-size-asian="12pt" style:font-weight-asian="normal" style:font-size-complex="12pt" style:font-weight-complex="normal"/>
    </style:style>
    <style:style style:name="P18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ceeb0f" officeooo:paragraph-rsid="00ceeb0f" style:font-size-asian="12pt" style:font-weight-asian="normal" style:font-size-complex="12pt" style:font-weight-complex="normal"/>
    </style:style>
    <style:style style:name="P18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cf02f3" officeooo:paragraph-rsid="00cf02f3" style:font-size-asian="12pt" style:font-weight-asian="normal" style:font-size-complex="12pt" style:font-weight-complex="normal"/>
    </style:style>
    <style:style style:name="P18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d17c63" officeooo:paragraph-rsid="00d17c63" style:font-size-asian="12pt" style:font-weight-asian="normal" style:font-size-complex="12pt" style:font-weight-complex="normal"/>
    </style:style>
    <style:style style:name="P183" style:family="paragraph" style:parent-style-name="Standard" style:list-style-name="L30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d17c63" officeooo:paragraph-rsid="00d17c63" style:font-size-asian="12pt" style:font-weight-asian="normal" style:font-size-complex="12pt" style:font-weight-complex="normal"/>
    </style:style>
    <style:style style:name="P184" style:family="paragraph" style:parent-style-name="Standard" style:list-style-name="L30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d2a7dc" officeooo:paragraph-rsid="00d2a7dc" style:font-size-asian="12pt" style:font-weight-asian="normal" style:font-size-complex="12pt" style:font-weight-complex="normal"/>
    </style:style>
    <style:style style:name="P18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d2a7dc" officeooo:paragraph-rsid="00d2a7dc" style:font-size-asian="12pt" style:font-weight-asian="normal" style:font-size-complex="12pt" style:font-weight-complex="normal"/>
    </style:style>
    <style:style style:name="P18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officeooo:paragraph-rsid="00c4e7b8" style:font-size-asian="12pt" style:font-size-complex="12pt"/>
    </style:style>
    <style:style style:name="P18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officeooo:rsid="00c552ca" officeooo:paragraph-rsid="00c552ca" style:font-size-asian="12pt" style:font-size-complex="12pt"/>
    </style:style>
    <style:style style:name="P188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officeooo:rsid="002abeb9" officeooo:paragraph-rsid="002abeb9"/>
    </style:style>
    <style:style style:name="P189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officeooo:rsid="00496a60" officeooo:paragraph-rsid="00496a60"/>
    </style:style>
    <style:style style:name="P190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officeooo:rsid="004a64c7" officeooo:paragraph-rsid="004a64c7"/>
    </style:style>
    <style:style style:name="P191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officeooo:rsid="004bf397" officeooo:paragraph-rsid="004bf397"/>
    </style:style>
    <style:style style:name="P192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officeooo:rsid="006a019a" officeooo:paragraph-rsid="006a019a"/>
    </style:style>
    <style:style style:name="P193" style:family="paragraph" style:parent-style-name="Standard" style:list-style-name="L18">
      <loext:graphic-properties draw:fill="none"/>
      <style:paragraph-properties fo:text-align="justify" style:justify-single-word="false" fo:background-color="transparent"/>
      <style:text-properties officeooo:rsid="008a7b1e" officeooo:paragraph-rsid="008a7b1e"/>
    </style:style>
    <style:style style:name="P194" style:family="paragraph" style:parent-style-name="Standard" style:list-style-name="L18">
      <loext:graphic-properties draw:fill="none"/>
      <style:paragraph-properties fo:text-align="justify" style:justify-single-word="false" fo:background-color="transparent"/>
      <style:text-properties officeooo:rsid="008c0124" officeooo:paragraph-rsid="008c0124"/>
    </style:style>
    <style:style style:name="P195" style:family="paragraph" style:parent-style-name="Standard" style:list-style-name="L19">
      <loext:graphic-properties draw:fill="none"/>
      <style:paragraph-properties fo:text-align="justify" style:justify-single-word="false" fo:background-color="transparent"/>
      <style:text-properties officeooo:rsid="0095470c" officeooo:paragraph-rsid="0095470c"/>
    </style:style>
    <style:style style:name="P196" style:family="paragraph" style:parent-style-name="Standard" style:list-style-name="L25">
      <loext:graphic-properties draw:fill="none"/>
      <style:paragraph-properties fo:text-align="justify" style:justify-single-word="false" fo:background-color="transparent"/>
      <style:text-properties officeooo:rsid="00ac8095" officeooo:paragraph-rsid="00ac8095"/>
    </style:style>
    <style:style style:name="P197" style:family="paragraph" style:parent-style-name="Standard" style:list-style-name="L25">
      <loext:graphic-properties draw:fill="none"/>
      <style:paragraph-properties fo:text-align="justify" style:justify-single-word="false" fo:background-color="transparent"/>
      <style:text-properties officeooo:rsid="00af4249" officeooo:paragraph-rsid="00af4249"/>
    </style:style>
    <style:style style:name="P198" style:family="paragraph" style:parent-style-name="List_20_Contents" style:list-style-name="L12">
      <loext:graphic-properties draw:fill="none"/>
      <style:paragraph-properties fo:text-align="justify" style:justify-single-word="false" fo:background-color="transparent"/>
      <style:text-properties officeooo:paragraph-rsid="006bc2a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06c84" style:font-weight-asian="normal" style:font-weight-complex="normal"/>
    </style:style>
    <style:style style:name="T5" style:family="text">
      <style:text-properties fo:font-weight="normal" officeooo:rsid="002657d8" style:font-weight-asian="normal" style:font-weight-complex="normal"/>
    </style:style>
    <style:style style:name="T6" style:family="text">
      <style:text-properties fo:font-weight="normal" officeooo:rsid="0027f985" style:font-weight-asian="normal" style:font-weight-complex="normal"/>
    </style:style>
    <style:style style:name="T7" style:family="text">
      <style:text-properties fo:font-weight="normal" officeooo:rsid="00295699" style:font-weight-asian="normal" style:font-weight-complex="normal"/>
    </style:style>
    <style:style style:name="T8" style:family="text">
      <style:text-properties officeooo:rsid="0023326f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2c3dc2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479a65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4a64c7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4aa4ba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4c7ca2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5e05fc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8bb7a2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92c29a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ae2ece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6a019a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6bc2af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ize-complex="12pt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6d1e92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6ef66b" style:font-size-asian="12pt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language="la" fo:country="VA" fo:font-style="normal" fo:font-weight="normal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27" style:family="text">
      <style:text-properties officeooo:rsid="0031aa83"/>
    </style:style>
    <style:style style:name="T28" style:family="text">
      <style:text-properties officeooo:rsid="003dcd13"/>
    </style:style>
    <style:style style:name="T29" style:family="text">
      <style:text-properties officeooo:rsid="00408eed"/>
    </style:style>
    <style:style style:name="T30" style:family="text">
      <style:text-properties officeooo:rsid="00436930"/>
    </style:style>
    <style:style style:name="T31" style:family="text">
      <style:text-properties officeooo:rsid="0050dda0"/>
    </style:style>
    <style:style style:name="T32" style:family="text">
      <style:text-properties officeooo:rsid="0059114c"/>
    </style:style>
    <style:style style:name="T33" style:family="text">
      <style:text-properties officeooo:rsid="0059e14d"/>
    </style:style>
    <style:style style:name="T34" style:family="text">
      <style:text-properties officeooo:rsid="005c6fcf"/>
    </style:style>
    <style:style style:name="T35" style:family="text">
      <style:text-properties officeooo:rsid="005e8d0c"/>
    </style:style>
    <style:style style:name="T36" style:family="text">
      <style:text-properties officeooo:rsid="0063c2ac"/>
    </style:style>
    <style:style style:name="T37" style:family="text">
      <style:text-properties officeooo:rsid="007c9452"/>
    </style:style>
    <style:style style:name="T38" style:family="text">
      <style:text-properties officeooo:rsid="0086db1b"/>
    </style:style>
    <style:style style:name="T39" style:family="text">
      <style:text-properties officeooo:rsid="00a0a9c7"/>
    </style:style>
    <style:style style:name="T40" style:family="text">
      <style:text-properties officeooo:rsid="00b2bea7"/>
    </style:style>
    <style:style style:name="T41" style:family="text">
      <style:text-properties officeooo:rsid="00bd7d78"/>
    </style:style>
    <style:style style:name="T42" style:family="text">
      <style:text-properties officeooo:rsid="00bf9cb0"/>
    </style:style>
    <style:style style:name="T43" style:family="text">
      <style:text-properties officeooo:rsid="00c280d0"/>
    </style:style>
    <style:style style:name="T44" style:family="text">
      <style:text-properties officeooo:rsid="00c39fe6"/>
    </style:style>
    <style:style style:name="T45" style:family="text">
      <style:text-properties fo:font-style="normal" fo:font-weight="normal" officeooo:rsid="00c4e7b8" style:font-weight-asian="normal" style:font-weight-complex="normal"/>
    </style:style>
    <style:style style:name="T46" style:family="text">
      <style:text-properties fo:color="#222222"/>
    </style:style>
    <style:style style:name="T47" style:family="text">
      <style:text-properties fo:color="#222222" fo:font-style="normal" fo:font-weight="normal"/>
    </style:style>
    <style:style style:name="T48" style:family="text">
      <style:text-properties officeooo:rsid="00d139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Правоведение</text:p>
      <text:p text:style-name="P1">Виноградова Татьяна Станиславовна</text:p>
      <text:p text:style-name="P1"/>
      <text:p text:style-name="P2">Методические указания хорошо брать на контрольные. </text:p>
      <text:p text:style-name="P2"/>
      <text:p text:style-name="P3">1 лекция</text:p>
      <text:p text:style-name="P4">Понятие и сущность права</text:p>
      <text:p text:style-name="P6">Дать точное определение нельзя. </text:p>
      <text:p text:style-name="P6"/>
      <text:p text:style-name="P109"><text:span text:style-name="T1">Право</text:span> — совокупность признаваемых обществом общеобязательных правил поведения санкционированных и охраняемых государством, которые выступают нормативным регулятором общественных отношений.</text:p>
      <text:p text:style-name="P110">Право и правила — синонимы. </text:p>
      <text:p text:style-name="P110"/>
      <text:p text:style-name="P110">Правила устанавливаются только для двух видов субъектов — физические и юридические лица.</text:p>
      <text:p text:style-name="P110">Субъектом является только человек, а юридические лица — сообщества людей.</text:p>
      <text:p text:style-name="P110"/>
      <text:p text:style-name="P110">Государство — система органов. В государстве есть законодательный орган, у нас — законодательное собрание. </text:p>
      <text:p text:style-name="P110"/>
      <text:p text:style-name="P111">Право <text:span text:style-name="T2">должно быть</text:span> <text:span text:style-name="T8">реально действующим</text:span> инструментом.</text:p>
      <text:p text:style-name="P113">Нормы права — лишь один из видов правового регулирования, государство — искусственно построенный институт на определенной территорией.</text:p>
      <text:p text:style-name="P111"/>
      <text:p text:style-name="P113"><text:span text:style-name="T1">Социальные нормы</text:span> — взаимосвязанная совокупность правил, регулирующих поведение людей и деятельность организованных сообществ.</text:p>
      <text:p text:style-name="P113">Признаками социальных норм — они идут не от государства. </text:p>
      <text:p text:style-name="P112"/>
      <text:p text:style-name="P112"/>
      <text:p text:style-name="P113">Некоторые виды социальных норм:</text:p>
      <text:list xml:id="list7683192234586104738" text:style-name="L1">
        <text:list-item>
          <text:p text:style-name="P118">Нормы морали</text:p>
        </text:list-item>
        <text:list-item>
          <text:p text:style-name="P123"><text:span text:style-name="T4">н</text:span><text:span text:style-name="T3">ормы обычаев, традиций и ритуалов</text:span></text:p>
        </text:list-item>
        <text:list-item>
          <text:p text:style-name="P119">нормы общественных образований</text:p>
        </text:list-item>
        <text:list-item>
          <text:p text:style-name="P120">религиозные нормы</text:p>
        </text:list-item>
        <text:list-item>
          <text:p text:style-name="P121">социально-технические нормы</text:p>
        </text:list-item>
      </text:list>
      <text:p text:style-name="P7"/>
      <text:p text:style-name="P12"><text:span text:style-name="T3">Право не тождественно закон, понятие право более широкое, чем закон. </text:span><text:span text:style-name="T5">Закон — всегда документ. </text:span></text:p>
      <text:p text:style-name="P8"/>
      <text:p text:style-name="P10">Основные правовые системы</text:p>
      <text:list xml:id="list8743336298391752190" text:style-name="L2">
        <text:list-item>
          <text:p text:style-name="P124"><text:span text:style-name="T3">Романно-германская правовая система (возникла в Риме, писание законов, обязательно была основа правовой системы — Конституция, основы конституции расширяются, система права разделена на отрасли, </text:span><text:span text:style-name="T7">система строится сверху вниз</text:span><text:span text:style-name="T3">) </text:span><text:span text:style-name="T6">(Россия, Франция, Германия и страны, которые находятся на континенте)</text:span></text:p>
        </text:list-item>
        <text:list-item>
          <text:p text:style-name="P124"><text:span text:style-name="T3">Англо-саксонская правовая система</text:span><text:span text:style-name="T7"> (в основе данной системе лежало прецедентное право, созданное судами) (снизу вверх)</text:span></text:p>
        </text:list-item>
        <text:list-item>
          <text:p text:style-name="P122">Система религиозного и традиционного права</text:p>
        </text:list-item>
      </text:list>
      <text:p text:style-name="P9"/>
      <text:p text:style-name="P11">Мы семья романно-германского права</text:p>
      <text:p text:style-name="P13"><text:span text:style-name="T9">Прецеде́нт (от </text:span><text:a xlink:type="simple" xlink:href="https://ru.wikipedia.org/wiki/Латинский_язык" text:style-name="Internet_20_link" text:visited-style-name="Visited_20_Internet_20_Link">лат.</text:a><text:span text:style-name="T26"> </text:span><text:span text:style-name="T25">Praecedens </text:span><text:span text:style-name="T9">«предшествующий») — случай или событие, имевшее место в прошлом и служащее примером или основанием для последующих действий в настоящем.</text:span></text:p>
      <text:p text:style-name="P14"><text:soft-page-break/>Источники права:</text:p>
      <text:list xml:id="list7586651031062807104" text:style-name="L3">
        <text:list-item>
          <text:p text:style-name="P125">нормативный правовой акт (документ, который устанавливает правовые нормы)</text:p>
        </text:list-item>
        <text:list-item>
          <text:p text:style-name="P125">правовой обычай (нормативный документ, который был до и впоследствии стал узаконен)</text:p>
        </text:list-item>
        <text:list-item>
          <text:p text:style-name="P188"><text:span text:style-name="T9">правовая доктрина </text:span><text:span text:style-name="T10">(труды известных юристов)</text:span></text:p>
        </text:list-item>
        <text:list-item>
          <text:p text:style-name="P125">религиозные тексты</text:p>
        </text:list-item>
        <text:list-item>
          <text:p text:style-name="P188"><text:span text:style-name="T9">договор нормативного содержания </text:span><text:span text:style-name="T10">(соглашение между субъектами права творчества)</text:span></text:p>
        </text:list-item>
        <text:list-item>
          <text:p text:style-name="P125">судебный прецедент </text:p>
        </text:list-item>
      </text:list>
      <text:p text:style-name="P15"/>
      <text:p text:style-name="P16">Сфера правового регулирования — область потенциальных правовых отношений, она шире чем сфера действия закона. Пределы правового регулирования обусловленны культурой и цивилизованностью общества. </text:p>
      <text:p text:style-name="P16"/>
      <text:p text:style-name="P16">Предмет правового регулирования — те разновидности общественных отношений, которые объективно могут быть урегулированы правом и требуют юридического воздействия.</text:p>
      <text:p text:style-name="P16"/>
      <text:p text:style-name="P17">Метод правового регулирования — это совокупность юридических способов (обязывание, дозволение, запрещение) с помощью которых формулируется юридическое правило.</text:p>
      <text:p text:style-name="P17"/>
      <text:p text:style-name="P18">Сочетание основных способов образует специфические методы праввового регулирования: интеративный <text:s/>и диспозитивный.</text:p>
      <text:p text:style-name="P18"/>
      <text:p text:style-name="P20">Интеративный — строго обязательный.</text:p>
      <text:p text:style-name="P18"><text:span text:style-name="T27">Диспозитивный — представляющий самостоятельность в выборе </text:span><text:s/><text:span text:style-name="T27">того или иного варианта поведения участника регулируемых отношений. </text:span></text:p>
      <text:p text:style-name="P18"/>
      <text:p text:style-name="P19">Нормы права — признаваемое и охраняемое государством общеобязательное правило, содержащее права и обязанности участников регулируемых отношений.</text:p>
      <text:p text:style-name="P19"/>
      <text:p text:style-name="P21">Полное представление о норме права возможно только после уяснения трех элементов ее состава:</text:p>
      <text:list xml:id="list4654825042697018315" text:style-name="L4">
        <text:list-item>
          <text:p text:style-name="P126">гипотеза — определяет перечень условий при которых следует руководствоваться данной нормой</text:p>
        </text:list-item>
        <text:list-item>
          <text:p text:style-name="P126">диспозиция — суть и содержание правила поведения, права и обязанности сторон</text:p>
        </text:list-item>
        <text:list-item>
          <text:p text:style-name="P126">Санкция — определяет меры юридической ответственности за нарушение условий диспозиции</text:p>
        </text:list-item>
      </text:list>
      <text:p text:style-name="P21"/>
      <text:p text:style-name="P22">Способы изложения правовых норм:</text:p>
      <text:list xml:id="list568366581746643373" text:style-name="L5">
        <text:list-item>
          <text:p text:style-name="P127">Прямой — гипотеза, диспозиция, санкция по порядку</text:p>
        </text:list-item>
        <text:list-item>
          <text:p text:style-name="P127">Отсылочный (ссылочный) — когда в статье нормативного правового акта отсутствует один из элементов нправовой нормы, но имеется отсылка к другой части или статье этого же документа для ее восполнения.</text:p>
        </text:list-item>
        <text:list-item>
          <text:p text:style-name="P128">Бланкетный — когда в статье нормативного правового акта отсутствует один из элементов нормы (санкция) и нет указания к ее восполнению</text:p>
        </text:list-item>
      </text:list>
      <text:p text:style-name="P23"/>
      <text:p text:style-name="P23">Иерархия нормативных правовых актов Российской Федерации</text:p>
      <text:list xml:id="list4763420347637647288" text:style-name="L6">
        <text:list-item>
          <text:p text:style-name="P129">нормы международного права</text:p>
        </text:list-item>
        <text:list-item>
          <text:p text:style-name="P130">конституция РФ 1993 года</text:p>
        </text:list-item>
        <text:list-item>
          <text:p text:style-name="P130">Федеральный конституционный закон</text:p>
        </text:list-item>
        <text:list-item>
          <text:p text:style-name="P131">Федеральный закон, закон РФ, кодексы, воинский устав</text:p>
        </text:list-item>
      </text:list>
      <text:p text:style-name="P24">Подзаконные акты:</text:p>
      <text:list xml:id="list190017381820586" text:continue-numbering="true" text:style-name="L6">
        <text:list-item>
          <text:p text:style-name="P132"><text:soft-page-break/>указ президента</text:p>
        </text:list-item>
        <text:list-item>
          <text:p text:style-name="P132">постановление правительства</text:p>
        </text:list-item>
        <text:list-item>
          <text:p text:style-name="P133">локальные правовые акты: приказы минестерств, ведомств, федеральных служб, органов местного самоуправления, организаций и прочее</text:p>
        </text:list-item>
      </text:list>
      <text:p text:style-name="P25"/>
      <text:p text:style-name="P26">Действие нормативных правовых актов — обязательность его исполнения в течение определенного времени на определенной территории</text:p>
      <text:p text:style-name="P26"/>
      <text:p text:style-name="P27">Нормативно правовые акты распространяют свое действие только на те отношения, которые возникли после его вступления в силу. <text:span text:style-name="T28">Закон обратной силы не имеет.</text:span></text:p>
      <text:p text:style-name="P27"/>
      <text:p text:style-name="P27"/>
      <text:p text:style-name="P28">Правоотношение</text:p>
      <text:p text:style-name="P29">Правоотношение — такое общественное отношение, в котором стороны на основе норм права связаны взаимными юридическими правами и обязанностями, <text:span text:style-name="T29">охраняемыми государством. </text:span></text:p>
      <text:p text:style-name="P30">Как конкретное общественное отношение, обличенное в правоввую форму правоотношение состоит из трех элементов:</text:p>
      <text:list xml:id="list3319258901440840942" text:style-name="L7">
        <text:list-item>
          <text:p text:style-name="P134">субъекты</text:p>
        </text:list-item>
        <text:list-item>
          <text:p text:style-name="P134">объект</text:p>
        </text:list-item>
        <text:list-item>
          <text:p text:style-name="P134">содержание правоотношения</text:p>
        </text:list-item>
      </text:list>
      <text:p text:style-name="P30"/>
      <text:p text:style-name="P30">Субъекты — физ и юр лица, которые, на момент вступления в отношения должны обладать правоспособностью и дееспособностью.</text:p>
      <text:p text:style-name="P30"/>
      <text:p text:style-name="P31">Правоспособность — способность лица иметь определенные права и обязанности.</text:p>
      <text:p text:style-name="P31"/>
      <text:p text:style-name="P32">Правоспособность юридического лица возникает в момент его регистрации и прекращается моментом ликвидаци<text:span text:style-name="T30">и. Бывает общая и специальная.</text:span></text:p>
      <text:p text:style-name="P32"/>
      <text:p text:style-name="P33">Правоспособность физического лица по общему правилу возникает в момент рождения человека и прекращается моментом его смерти.</text:p>
      <text:p text:style-name="P33"/>
      <text:p text:style-name="P33"/>
      <text:p text:style-name="P34">Дееспособность — способность лица своими действиями осуществлять, реализовывать принадлежащие ему юридические права и обязанности. </text:p>
      <text:p text:style-name="P34"/>
      <text:p text:style-name="P35">Дееспособнотсь юридического лица возникает и существует одновременно с правоспособностью.</text:p>
      <text:p text:style-name="P35"/>
      <text:p text:style-name="P36">Дееспособность физического лица в си<text:span text:style-name="T43">л</text:span>у естественных причин не совпадает с его правоспособностью. </text:p>
      <text:p text:style-name="P36"/>
      <text:p text:style-name="P37">Основания возникновения дееспособности — это возраст, состояние здоровья, родство и законопослушность. </text:p>
      <text:p text:style-name="P37"/>
      <text:list xml:id="list1122257731142737949" text:style-name="L8">
        <text:list-item>
          <text:p text:style-name="P135">От 0 до 6 лет человек полностью недееспособен. </text:p>
        </text:list-item>
        <text:list-item>
          <text:p text:style-name="P189"><text:span text:style-name="T11">О</text:span><text:span text:style-name="T9">т 6 до 14 лет период неполной дееспособности малолетних </text:span><text:span text:style-name="T12">(могут самостоятельно совершать мелкие бытовые сделки; давать согласие на получение подарков, не требующих регистрации)</text:span></text:p>
        </text:list-item>
        <text:list-item>
          <text:p text:style-name="P190"><text:span text:style-name="T9">От 14 до 18 лет — </text:span><text:span text:style-name="T13">период неполной дееспособности </text:span><text:span text:style-name="T14">несовершеннолетних.</text:span></text:p>
        </text:list-item>
        <text:list-item>
          <text:p text:style-name="P191"><text:span text:style-name="T13">1</text:span><text:span text:style-name="T9">8 лет — полная дееспособность.</text:span></text:p>
        </text:list-item>
      </text:list>
      <text:p text:style-name="P42"><text:soft-page-break/>Суд на основании злоупотребления алкоголя, наркотиками, азартными играми + причинение ущерба семейному бюджету может ограничить гражданина в дееспособности и назначить ему попечителя. </text:p>
      <text:p text:style-name="P27"/>
      <text:p text:style-name="P27"/>
      <text:p text:style-name="P27"/>
      <text:list xml:id="list190018389053337" text:continue-list="list190017381820586" text:style-name="L6">
        <text:list-header>
          <text:p text:style-name="P133"/>
        </text:list-header>
      </text:list>
      <text:p text:style-name="P38">Суд на основании психического заболевания может лишить гражданина дееспособности и назначить ему опекуна. </text:p>
      <text:p text:style-name="P38"/>
      <text:p text:style-name="P39">Эмансипация — досрочное обретение дееспособности в возрасте от 16 до 18 лет на основании индивидуального предпринимательства, работы по трудовому договору, вступлению в брак.</text:p>
      <text:p text:style-name="P39"/>
      <text:p text:style-name="P39">Деликтоспособность — способность самостоятеьлно нести ответственность за <text:span text:style-name="T31">причиненный</text:span> вред.</text:p>
      <text:p text:style-name="P39"/>
      <text:p text:style-name="P39"/>
      <text:p text:style-name="P40">Объект правоотношения — то, на что нацелены интересы сторон. Это блага, право, имущество, работа, услуга, действие, то, на что нацелены интересы сторон. </text:p>
      <text:p text:style-name="P40"/>
      <text:p text:style-name="P41">Содержание правоотношения — совокупность прав и обязанностей субъекта. </text:p>
      <text:p text:style-name="P41">Субъективное право — это мера возможного поведения субъекта. </text:p>
      <text:p text:style-name="P41">Юридическая обязанность — это мера должного поведения субъекта. </text:p>
      <text:p text:style-name="P41"/>
      <text:p text:style-name="P43">Юридические факты.</text:p>
      <text:p text:style-name="P43"/>
      <text:p text:style-name="P43"/>
      <text:p text:style-name="P44">Правонарушения</text:p>
      <text:p text:style-name="P45">Правонарушение — общественно вредное (общественно опасное), противоправное, виновное деяние деликтоспособного субъекта влекущее юридическую ответственность. </text:p>
      <text:p text:style-name="P45"/>
      <text:p text:style-name="P46">Для понимания сущности правонарушения необходимо сформировать его <text:span text:style-name="T32">ю</text:span>ридический состав:</text:p>
      <text:list xml:id="list5129711633003679442" text:style-name="L9">
        <text:list-item>
          <text:p text:style-name="P136">объективная сторона правонарушения — само противоправное действие или бездействие, причиненный вред, связь между вредом и деянием.</text:p>
        </text:list-item>
        <text:list-item>
          <text:p text:style-name="P136">объект правонарушения — <text:span text:style-name="T33">те общественные отношения, на которые посягает правонарушитель. Посягательство на блага, права, интересы, то, что реально пострадало. </text:span></text:p>
        </text:list-item>
        <text:list-item>
          <text:p text:style-name="P136">субъективная сторона правонарушения — <text:span text:style-name="T34">определение того, что в момент совершения действия находились под контролем воли и сознания правонарушителя; устанавливаются цель, мотив, форма вины. </text:span></text:p>
        </text:list-item>
        <text:list-item>
          <text:p text:style-name="P136">субъект правонарушения — <text:span text:style-name="T35">должен быть деликтоспособен.</text:span></text:p>
        </text:list-item>
      </text:list>
      <text:p text:style-name="P46"/>
      <text:p text:style-name="P46"/>
      <text:p text:style-name="P47">Вина: умысел (прямой и косвенный), неосторожность (небрежность, самонадеянность).</text:p>
      <text:p text:style-name="P47"/>
      <text:p text:style-name="P107"><text:span text:style-name="T15">В</text:span><text:span text:style-name="T9">иды правонарушений</text:span></text:p>
      <text:p text:style-name="P48">Виды правонарушений:</text:p>
      <text:list xml:id="list965768390278498168" text:style-name="L10">
        <text:list-item>
          <text:p text:style-name="P137">Преступления — виновное противоправное деяние. Запрещенное уголовным законом</text:p>
        </text:list-item>
        <text:list-item>
          <text:p text:style-name="P137">Проступки — неприступное правонарушение, во всех отраслях права, кроме уголовного. </text:p>
        </text:list-item>
      </text:list>
      <text:p text:style-name="P49"><text:soft-page-break/>Юридическая ответственность — обязанность лица претерпивать меры государственного принуждения, предусмотренные законом за совершенные правонарушения.</text:p>
      <text:p text:style-name="P49"/>
      <text:p text:style-name="P50">Юридическая ответственность:</text:p>
      <text:list xml:id="list657802820102428251" text:style-name="L11">
        <text:list-item>
          <text:p text:style-name="P138">Уголовная ответственность</text:p>
        </text:list-item>
        <text:list-item>
          <text:p text:style-name="P138">Административная ответственность</text:p>
        </text:list-item>
        <text:list-item>
          <text:p text:style-name="P138">Гражданско-правовая ответственность</text:p>
        </text:list-item>
        <text:list-item>
          <text:p text:style-name="P138">Правовая ответственность</text:p>
        </text:list-item>
      </text:list>
      <text:p text:style-name="P50"/>
      <text:p text:style-name="P51">Конституционное право</text:p>
      <text:p text:style-name="P52">Конституционное право — основополагающая отрасль публичного права, <text:span text:style-name="T36">ее функция обеспечение общественного интереса. Конституция — нормативный правовой акт, обладающий высшей юридической силой и ругулирующий основы устройства государства и общества, закрепляющий основные права и свободы человека и гражданина.</text:span></text:p>
      <text:p text:style-name="P52"/>
      <text:p text:style-name="P53">Главы конституции:</text:p>
      <text:list xml:id="list4833146830372964317" text:style-name="L12">
        <text:list-item>
          <text:p text:style-name="P139">Основы конституционного строя</text:p>
        </text:list-item>
        <text:list-item>
          <text:p text:style-name="P139">Права и свободы человека и гражданина</text:p>
        </text:list-item>
        <text:list-item>
          <text:p text:style-name="P140">Федеративное устройство</text:p>
        </text:list-item>
        <text:list-item>
          <text:p text:style-name="P192"><text:a xlink:type="simple" xlink:href="http://www.constitution.ru/10003000/10003000-6.htm" text:style-name="Internet_20_link" text:visited-style-name="Visited_20_Internet_20_Link"><text:span text:style-name="T19">Президент Российской Федерации</text:span></text:a></text:p>
        </text:list-item>
        <text:list-item>
          <text:p text:style-name="P198"><text:a xlink:type="simple" xlink:href="http://www.constitution.ru/10003000/10003000-7.htm" text:style-name="Internet_20_link" text:visited-style-name="Visited_20_Internet_20_Link"><text:span text:style-name="T20">Федеральное Собрани</text:span></text:a><text:span text:style-name="T21">е</text:span></text:p>
        </text:list-item>
        <text:list-item>
          <text:p text:style-name="P198"><text:a xlink:type="simple" xlink:href="http://www.constitution.ru/10003000/10003000-8.htm" text:style-name="Internet_20_link" text:visited-style-name="Visited_20_Internet_20_Link"><text:span text:style-name="T22">Правительство Российской Федерации</text:span></text:a></text:p>
        </text:list-item>
        <text:list-item>
          <text:p text:style-name="P198"><text:a xlink:type="simple" xlink:href="http://www.constitution.ru/10003000/10003000-9.htm" text:style-name="Internet_20_link" text:visited-style-name="Visited_20_Internet_20_Link"><text:span text:style-name="T22">Судебная власть и прокуратура</text:span></text:a></text:p>
        </text:list-item>
        <text:list-item>
          <text:p text:style-name="P198"><text:a xlink:type="simple" xlink:href="http://www.constitution.ru/10003000/10003000-10.htm" text:style-name="Internet_20_link" text:visited-style-name="Visited_20_Internet_20_Link"><text:span text:style-name="T22">Местное самоуправление</text:span></text:a></text:p>
        </text:list-item>
        <text:list-item>
          <text:p text:style-name="P198"><text:a xlink:type="simple" xlink:href="http://www.constitution.ru/10003000/10003000-11.htm" text:style-name="Internet_20_link" text:visited-style-name="Visited_20_Internet_20_Link"><text:span text:style-name="T22">Конституционные поправки и пересмотр Конституции</text:span></text:a></text:p>
        </text:list-item>
      </text:list>
      <text:p text:style-name="P116"/>
      <text:p text:style-name="P114"><text:span text:style-name="T22">Главы 1, 2 и 9 не могут быть изменены решением Федерального собрания, </text:span><text:span text:style-name="T23">пересмотр этих глав возможен только на основании решения конституционного собрания, отмены дуйствующей конституции и принятия новой с учетом поправки.</text:span></text:p>
      <text:p text:style-name="P117"/>
      <text:p text:style-name="P115"><text:span text:style-name="T23">И</text:span><text:span text:style-name="T22">зменения в главы с 3 по 8 вносятся путем принятия </text:span><text:span text:style-name="T24">Федерального конституционного закона. </text:span></text:p>
      <text:p text:style-name="P53"/>
      <text:p text:style-name="P54">Конституционные обязанности:</text:p>
      <text:list xml:id="list5139928854961089490" text:style-name="L13">
        <text:list-item>
          <text:p text:style-name="P141">Соблюдение конституции и законов РФ</text:p>
        </text:list-item>
        <text:list-item>
          <text:p text:style-name="P141">обязанности платить налоги и налоговые сборы</text:p>
        </text:list-item>
        <text:list-item>
          <text:p text:style-name="P141">Сохранение природы и окружающей среды, бережное отношение у природным богатствам</text:p>
        </text:list-item>
        <text:list-item>
          <text:p text:style-name="P141">Обязанность получения детьми общего образования</text:p>
        </text:list-item>
        <text:list-item>
          <text:p text:style-name="P141">Забота о сохранении исторического и культурного наследия, сохранения памятников истории культуры</text:p>
        </text:list-item>
        <text:list-item>
          <text:p text:style-name="P141">Защита отечества</text:p>
        </text:list-item>
      </text:list>
      <text:p text:style-name="P54"/>
      <text:p text:style-name="P54"/>
      <text:p text:style-name="P54"/>
      <text:p text:style-name="P55">Гражданство — правовая принадлежность лица к конкретному государству, те устойчивая правовая связь человека и государства, которая отражает савокуаность ихх взаимных прав и обязанностей</text:p>
      <text:p text:style-name="P55"/>
      <text:p text:style-name="P56">Принципы российского гражданства</text:p>
      <text:list xml:id="list8257799933995263132" text:style-name="L14">
        <text:list-item>
          <text:p text:style-name="P142">Равенство для всех граждан российской федерации</text:p>
        </text:list-item>
        <text:list-item>
          <text:p text:style-name="P143"><text:soft-page-break/>Гражданин Российской федерации не может быть лишен гражданства или права изменить его.</text:p>
        </text:list-item>
        <text:list-item>
          <text:p text:style-name="P144">Гражданин РФ не может быть выслан за пределы РФ или передан другому государству.</text:p>
        </text:list-item>
      </text:list>
      <text:p text:style-name="P57"/>
      <text:p text:style-name="P58">Основания приобретения гражданства:</text:p>
      <text:list xml:id="list899578135945247854" text:style-name="L15">
        <text:list-item>
          <text:p text:style-name="P145">5 лет непрерывного проживания на территории РФ после получения вида на жительство</text:p>
        </text:list-item>
        <text:list-item>
          <text:p text:style-name="P145">Обязанность соблюдать конституцию и законодательство РФ</text:p>
        </text:list-item>
        <text:list-item>
          <text:p text:style-name="P145">Владение русским языком в объеме общения</text:p>
        </text:list-item>
        <text:list-item>
          <text:p text:style-name="P145">Подтверждение законного источника средств сосуществования</text:p>
        </text:list-item>
        <text:list-item>
          <text:p text:style-name="P145">Отказ от имеющегося иного гражданства</text:p>
        </text:list-item>
      </text:list>
      <text:p text:style-name="P58"/>
      <text:p text:style-name="P58"/>
      <text:p text:style-name="P59">Основания прекращения гражданства:</text:p>
      <text:list xml:id="list7460845120777937029" text:style-name="L16">
        <text:list-item>
          <text:p text:style-name="P146">Добровольно написанное заявление</text:p>
        </text:list-item>
        <text:list-item>
          <text:p text:style-name="P146">Отсутствие обязательств перед страной</text:p>
        </text:list-item>
        <text:list-item>
          <text:p text:style-name="P146">Гарантии того, что другое государство предоставит гражданство</text:p>
        </text:list-item>
      </text:list>
      <text:p text:style-name="P59"/>
      <text:p text:style-name="P59"/>
      <text:p text:style-name="P59"/>
      <text:p text:style-name="P59"/>
      <text:p text:style-name="P60">Объекты гражданских прав.</text:p>
      <text:p text:style-name="P61">Объекты гражданских прав — это материальные и нематериальные блага по поводу которых субъекты вступают в гражданское правоотношение. <text:span text:style-name="T37">Т.е. то на что направленны интересы сторон. Объекты бывают материальные и нематериальные. </text:span></text:p>
      <text:p text:style-name="P62">Материальные — вещи, деньги, ценные бумаги, имещественные права, работы, услуги.</text:p>
      <text:p text:style-name="P63">Нематериальные — исключительные права и личные неимущественные права.</text:p>
      <text:p text:style-name="P63"/>
      <text:p text:style-name="P64">Сделки</text:p>
      <text:p text:style-name="P65">Сделка — действия граждан или юридических лиц, направленные на установление, изменение или прекращение гражданских прав и обязанностей. </text:p>
      <text:p text:style-name="P59"/>
      <text:p text:style-name="P66">Условие действительности сделки</text:p>
      <text:list xml:id="list1116342964597672833" text:style-name="L17">
        <text:list-item>
          <text:p text:style-name="P147">Законность содержания сделки</text:p>
        </text:list-item>
        <text:list-item>
          <text:p text:style-name="P148">Сделкоспособность физических и юридических лиц.</text:p>
        </text:list-item>
        <text:list-item>
          <text:p text:style-name="P149">Соответствие воли и волеизъявления</text:p>
        </text:list-item>
        <text:list-item>
          <text:p text:style-name="P150">Соблюдение формы сделки.</text:p>
        </text:list-item>
      </text:list>
      <text:p text:style-name="P67"/>
      <text:p text:style-name="P68">Устные сделки возможны только для физических лиц, в товарно-денежном отношении до 10 000 рублей, сделка совершается тот час, в суде свидетельские показания по устной сделке не принимаются. </text:p>
      <text:p text:style-name="P68"/>
      <text:p text:style-name="P68">Письменная форма необходима при участии в сделке хотя бы одного юридического лица, при стоимости сделки более 10 к рублей и при прямом указании на письменную форму в законе, <text:span text:style-name="T38">а так же при желании хотя бы одного участника сделки.</text:span></text:p>
      <text:p text:style-name="P68"/>
      <text:p text:style-name="P69">Письменная нотариальная форма необходима при указании на то закона.</text:p>
      <text:p text:style-name="P69"/>
      <text:p text:style-name="P69">Сделка письменная с государственной регистрацией необходима только на основании закона.</text:p>
      <text:p text:style-name="P69"/>
      <text:p text:style-name="P70"><text:soft-page-break/>Недействительные сделки бывают ничтожными (т. е. Абсолютно недействительными) и оспоримыми (т. е. Относительно недействительными). </text:p>
      <text:p text:style-name="P70"/>
      <text:p text:style-name="P70">Правовые последствия недействительности сделки:</text:p>
      <text:list xml:id="list6877372359452359504" text:style-name="L18">
        <text:list-item>
          <text:p text:style-name="P151">Двусторонняя реституция — каждая из сторон возвращает все полученное по сделке и возвращается в первоначальное имущественное состояние.</text:p>
        </text:list-item>
        <text:list-item>
          <text:p text:style-name="P193"><text:span text:style-name="T9">Односторонняя реституция — исполненное по сделке обратно получает только одна сторона, добросовестная. </text:span><text:span text:style-name="T16">Полученное по сделке недобросовестной стороной переходит в доход государству.</text:span></text:p>
        </text:list-item>
        <text:list-item>
          <text:p text:style-name="P194"><text:span text:style-name="T16">Н</text:span><text:span text:style-name="T9">едопущение реституции — обращение всего полученного по сделке в доход государству.</text:span></text:p>
        </text:list-item>
        <text:list-item>
          <text:p text:style-name="P152">Возмещение реального ущерба</text:p>
        </text:list-item>
      </text:list>
      <text:p text:style-name="P71"/>
      <text:p text:style-name="P71"/>
      <text:p text:style-name="P71"/>
      <text:p text:style-name="P106">Сроки в гражданском праве</text:p>
      <text:p text:style-name="P72">Сроки исчисляются календарными датами</text:p>
      <text:p text:style-name="P73">Сроки — периоды времени, моменты, события, с которыми гражданское законодательство связывает наступление определенных юридических последствий.</text:p>
      <text:p text:style-name="P74">Начало срока определяется следующим днем после календарной даты или события, устанавливающим начало срока.</text:p>
      <text:p text:style-name="P75">Окончание срока:</text:p>
      <text:list xml:id="list5082093421869563819" text:style-name="L19">
        <text:list-item>
          <text:p text:style-name="P153">срок, определяемый годами, истекает в соответствующее число, соответствующего месяца, последнего года срока</text:p>
        </text:list-item>
        <text:list-item>
          <text:p text:style-name="P195"><text:span text:style-name="T17">с</text:span><text:span text:style-name="T9">рок, определяемый месяцами, истекает в соответствующее число соответствующего месяца срока</text:span></text:p>
        </text:list-item>
        <text:list-item>
          <text:p text:style-name="P154">если последний день срока приходится на нерабочий день — то днем окончания считается ближайший, следующий за ним, рабочий день</text:p>
        </text:list-item>
      </text:list>
      <text:p text:style-name="P76"/>
      <text:p text:style-name="P77">Срок исковой давности. - это срок для защиты права по иску лица, право которого нарушено.</text:p>
      <text:p text:style-name="P78">Требования, на которые срок исковой давности не распространяется:</text:p>
      <text:list xml:id="list3157534915833523682" text:style-name="L20">
        <text:list-item>
          <text:p text:style-name="P155">о защите личных неимущественных благ.</text:p>
        </text:list-item>
        <text:list-item>
          <text:p text:style-name="P155">Требования вкладчиков к банку о выдаче вкладов</text:p>
        </text:list-item>
        <text:list-item>
          <text:p text:style-name="P155">требование о конфискации вреда, причененного жизни или здоровью гражданина</text:p>
        </text:list-item>
        <text:list-item>
          <text:p text:style-name="P156">требования по устранению препятствий реализации права собственности</text:p>
        </text:list-item>
      </text:list>
      <text:p text:style-name="P79"/>
      <text:p text:style-name="P80">Наследование - переход имущества и имущественных прав в неизменном виде как единое целое в один и тот же момент времени</text:p>
      <text:p text:style-name="P80">Время открытия наследства — день смерти гражданина или день вступления в законную силу решения суда о признании гражданина умершим.</text:p>
      <text:p text:style-name="P80"/>
      <text:p text:style-name="P81">Место открытия наследства — это последнее место жительства наследодателя. </text:p>
      <text:p text:style-name="P82">Наследование осуществляется по двум основаниям:</text:p>
      <text:list xml:id="list5769552298966543966" text:style-name="L21">
        <text:list-item>
          <text:p text:style-name="P157">по завещанию</text:p>
        </text:list-item>
        <text:list-item>
          <text:p text:style-name="P157">по закону</text:p>
        </text:list-item>
      </text:list>
      <text:p text:style-name="P82"/>
      <text:p text:style-name="P83">Завещание — это односторонняя, личная, нотариальная сделка полностью дееспособного лица <text:span text:style-name="T39">по распоряжению своим имуществом на случай смерти, с возможностью отзыва волеизъявления в сделке.</text:span></text:p>
      <text:p text:style-name="P83"/>
      <text:p text:style-name="P84">Необходимые наследники — несовершеннолетние или нетрудоспособные дети работодателя, его нетрудоспособные родители, переживший супруг, иждивенцы, которые в случае <text:soft-page-break/>неполучения имущества по завещанию имеют право на обязательную долю в наследстве, которая равна половине их законной доли. </text:p>
      <text:p text:style-name="P84"/>
      <text:p text:style-name="P85">Принципы наследования:</text:p>
      <text:p text:style-name="P85">Наследники по закону призываются к наследованию в порядке очередности</text:p>
      <text:p text:style-name="P85"/>
      <text:p text:style-name="P86">Правопредставление — право наследника на его долю в случае смерти основного наследника раньше наследодателя или в течение 6 месяцев после открытия наследства.</text:p>
      <text:p text:style-name="P86"/>
      <text:p text:style-name="P87">1 очередь — наследники (переживший супруг, родители, дети, по праву представления наследуют внуки и их потомки)</text:p>
      <text:p text:style-name="P87">2 очередь — сестры, братья, бабушки, дедушки (по праву наследования племянники и племянницы)</text:p>
      <text:p text:style-name="P87">3 очередь — дяди и тети наследодателя (по праву представления двоюродные братья и сестры наследодателя)</text:p>
      <text:p text:style-name="P87"/>
      <text:p text:style-name="P87"/>
      <text:p text:style-name="P89">Семейное право</text:p>
      <text:p text:style-name="P88">Действующий кодекс ск РФ 1 марта 97 года. </text:p>
      <text:p text:style-name="P88">Отношения в семье должны строиться на взаимоуважении, взаимопомощи и тп.</text:p>
      <text:p text:style-name="P90">Семейное право — отрасль, регулирующая личные и имущественные отношения между гражданами, возникающие из брака, рождения детей и принятия детей на воспитание в условиях семьи.</text:p>
      <text:p text:style-name="P90"/>
      <text:p text:style-name="P91">Виды семейных отношений:</text:p>
      <text:list xml:id="list2366689757284390084" text:style-name="L22">
        <text:list-item>
          <text:p text:style-name="P158">родственные</text:p>
        </text:list-item>
        <text:list-item>
          <text:p text:style-name="P158">брачные (супружеские)</text:p>
        </text:list-item>
        <text:list-item>
          <text:p text:style-name="P158">св<text:span text:style-name="T40">о</text:span>йские</text:p>
        </text:list-item>
      </text:list>
      <text:p text:style-name="P91"/>
      <text:p text:style-name="P92">Брак — это:</text:p>
      <text:list xml:id="list6664853645698022918" text:style-name="L23">
        <text:list-item>
          <text:p text:style-name="P159"><text:s/>союз мужчины и женщины</text:p>
        </text:list-item>
        <text:list-item>
          <text:p text:style-name="P159">единоправный, свободный равноправный союз, <text:span text:style-name="T40">зарегистрированный</text:span> в ЗАГСе, имеющий целью создание семьи</text:p>
        </text:list-item>
      </text:list>
      <text:p text:style-name="P92"/>
      <text:p text:style-name="P93">Препятствия к регистрации брака:</text:p>
      <text:list xml:id="list54953243091595220" text:style-name="L24">
        <text:list-item>
          <text:p text:style-name="P160">не допускается заключение брака между близкими родственниками</text:p>
        </text:list-item>
        <text:list-item>
          <text:p text:style-name="P160">между усыновителями и усыновленными</text:p>
        </text:list-item>
        <text:list-item>
          <text:p text:style-name="P161">при состоянии хотя бы одного из вступающих в брак в другом зарегистрированном браке</text:p>
        </text:list-item>
        <text:list-item>
          <text:p text:style-name="P162">при недееспособности хотя бы одного из вступающих в брак</text:p>
        </text:list-item>
      </text:list>
      <text:p text:style-name="P108"/>
      <text:p text:style-name="P94">Прекращение брака:</text:p>
      <text:list xml:id="list3666714717507704807" text:style-name="L25">
        <text:list-item>
          <text:p text:style-name="P163">прекращение брака естественным путем — вследствие смерти одного из супругов</text:p>
        </text:list-item>
        <text:list-item>
          <text:p text:style-name="P164">признание брака недействительным — прекращение супружеских отношений решением суда как на будущее так и на прошлое время</text:p>
        </text:list-item>
        <text:list-item>
          <text:p text:style-name="P196"><text:span text:style-name="T9">развод — прекращение супружеских отношений на будущее время </text:span><text:span text:style-name="T18">(осуществляется в ЗАГСе и в суде)</text:span></text:p>
        </text:list-item>
        <text:list-item>
          <text:p text:style-name="P197"><text:span text:style-name="T18">В </text:span><text:span text:style-name="T9">семейном кодексе осталось одно ограничение — муж не имеет право без согласия жены инициировать дело о расторжении брака в период беременности жены и в течение года после рождения ею ребенка</text:span></text:p>
        </text:list-item>
        <text:list-item>
          <text:p text:style-name="P165">расторжение брака в органах ЗАГСа</text:p>
        </text:list-item>
      </text:list>
      <text:p text:style-name="P95"><text:soft-page-break/>Расторжение бракак в органах Загса возможно только при взаимном согласии супругов не имеющих несовершенолетних детей.</text:p>
      <text:p text:style-name="P96">В одностороннем порядке ЗАГС расторгает брак, если другой супруг :</text:p>
      <text:list xml:id="list2597606250268046306" text:style-name="L26">
        <text:list-item>
          <text:p text:style-name="P166">признан судом недееспособным</text:p>
        </text:list-item>
        <text:list-item>
          <text:p text:style-name="P166">признан судом безвестно-отсутствующем</text:p>
        </text:list-item>
        <text:list-item>
          <text:p text:style-name="P166">осужден за совершение преступление сроком более 3 лет</text:p>
        </text:list-item>
      </text:list>
      <text:p text:style-name="P96"/>
      <text:p text:style-name="P97">Расторжение брака в судебном порядке:</text:p>
      <text:p text:style-name="P97">Расторжение брака в судебном порядке применяется, если у супругов есть несовершеннолетние дети, и/или нет взаимного согласия на развод.</text:p>
      <text:p text:style-name="P97"/>
      <text:p text:style-name="P98">Срок развода в суде от 1 до 3 месяцев.</text:p>
      <text:p text:style-name="P98"/>
      <text:p text:style-name="P99">Права и обязанности супругов, личные:</text:p>
      <text:list xml:id="list3980828024712001283" text:style-name="L27">
        <text:list-item>
          <text:p text:style-name="P167">Запрещено меняться фамилиями</text:p>
        </text:list-item>
        <text:list-item>
          <text:p text:style-name="P167">Запрещены тройные фамилии</text:p>
        </text:list-item>
      </text:list>
      <text:p text:style-name="P99"/>
      <text:p text:style-name="P100">Можно оставить свою фамилию в браке, <text:s/>и после расторжения брака.</text:p>
      <text:p text:style-name="P100"/>
      <text:p text:style-name="P100">Имущественные права и обязанности супругов:</text:p>
      <text:p text:style-name="P100">регулируются брачным договором либо законным режимом (глава 7 ск рф)</text:p>
      <text:p text:style-name="P100"/>
      <text:p text:style-name="P101">Состав личной собственности каждого из супругов:</text:p>
      <text:list xml:id="list5622668181643507934" text:style-name="L28">
        <text:list-item>
          <text:p text:style-name="P168">То, что было нажито супругами до регистрации брака или приобретено в браке, но на средства, принадлежащие лицу до брака.</text:p>
        </text:list-item>
        <text:list-item>
          <text:p text:style-name="P168">Имущество, полученное одним из супругов в браке по безвозмездной сделке (дарение или наследование)</text:p>
        </text:list-item>
        <text:list-item>
          <text:p text:style-name="P168">Предметы индивидуального пользования, даже приобретенные в браке являются личным имуществом (предметы для выполнения профессиональных действий и интереса)</text:p>
        </text:list-item>
      </text:list>
      <text:p text:style-name="P101"/>
      <text:p text:style-name="P102">К общесупружескому имуществу относится все нажитое в период брака, доходы от трудовой, предпринимательской деятельности, пенсии, стипендии, пособия, движимое и недвижимое имущество, ценные бумаги, доли в капитале и др. <text:span text:style-name="T41">Владение, пользование и тд таким имуществом происходит сообща. Факт регистрации прав одного из супругов не уменьшает прав другогго супроуга на это имущество.</text:span></text:p>
      <text:p text:style-name="P102"/>
      <text:p text:style-name="P102"><text:span text:style-name="T42">Брачным договором признается соглашение лиц, вступающих в брак или соглашение супругов, определяющие имущественные права и обязанности супругов в браке или случае его расторжения.</text:span> </text:p>
      <text:p text:style-name="P102"/>
      <text:p text:style-name="P103">Алиментные отношения в семье возникат необязательно. Они возникают только на основании решения суда. <text:s/></text:p>
      <text:p text:style-name="P103"/>
      <text:p text:style-name="P103">Право на получение содержания в форме алиментов обладает нетрудоспособныый, нуждающийся супруг, или наличие инвалидности 1, 2 или 3 группы. Нуждаемость подтверждается тем, что доход ниже прожиточного минимума по региону. </text:p>
      <text:p text:style-name="P103"/>
      <text:p text:style-name="P103">На алименты имеет право жена во время беременности и в течение 3 лет после рождения ребенка. </text:p>
      <text:p text:style-name="P103"/>
      <text:p text:style-name="P103"><text:soft-page-break/>Право на алименты имеет нетрудоспособный нуждающийся ссупруг после расторжения брака в течение одного года, ставший нетрудоспособным в течение 5 лет после расторжения продолжительного барка.</text:p>
      <text:p text:style-name="P103"/>
      <text:p text:style-name="P104"><text:span text:style-name="T44">Совершеннолетние</text:span> трудоспособные дети обязаны содержать своих нетрудоспособных нуждающихся родителей. </text:p>
      <text:p text:style-name="P104"/>
      <text:p text:style-name="P105">Родители обязаны содержать своих несовершенолетних детей. На одного ребенка <text:s/>- ¼ часть от савокупного дохода алиментоплатильщека, на 2 — 1/3 часть, на 3 и более — ½ часть</text:p>
      <text:p text:style-name="P102"/>
      <text:p text:style-name="P102"/>
      <text:p text:style-name="P171">Трудовое право</text:p>
      <text:p text:style-name="P186"><text:span text:style-name="T45">Трудовое право - </text:span><text:span text:style-name="T46"> </text:span><text:span text:style-name="T47">самостоятельная отрасль права, регулирующая отношения в сфере труда.</text:span></text:p>
      <text:p text:style-name="P187"><text:span text:style-name="T47">Источник — ТК РФ 2002года</text:span></text:p>
      <text:p text:style-name="P170">отношения основанные на трудовом договоре между сотрудником и работодателем</text:p>
      <text:p text:style-name="P170">В трудовом законодательстве только трудовой договор между работником и работодателем.</text:p>
      <text:p text:style-name="P170"/>
      <text:p text:style-name="P172"/>
      <text:p text:style-name="P172">Принципы трудового права:</text:p>
      <text:list xml:id="list7148290083132245985" text:style-name="L29">
        <text:list-item>
          <text:p text:style-name="P173">Принцип свободы труда</text:p>
        </text:list-item>
        <text:list-item>
          <text:p text:style-name="P174">Непрерывность стажа</text:p>
        </text:list-item>
        <text:list-item>
          <text:p text:style-name="P174">Запрещение принудительного труда и дискреминации в сфере труда</text:p>
        </text:list-item>
        <text:list-item>
          <text:p text:style-name="P175">Обеспечение работника справедливыми условиями труда, отвечающими требованиям безопасности и гигиены</text:p>
        </text:list-item>
        <text:list-item>
          <text:p text:style-name="P175">Соблюдение права на отдых, включая ограничение рабочего времени, предоставление ежедневного и еженедельного отдыха, выходных, праздничных дней, оплачиваемого отпуска</text:p>
        </text:list-item>
        <text:list-item>
          <text:p text:style-name="P176">Обеспечение права на выплату зароботной платы</text:p>
        </text:list-item>
        <text:list-item>
          <text:p text:style-name="P177">Обязательное социальное страхование работников</text:p>
        </text:list-item>
      </text:list>
      <text:p text:style-name="P178"/>
      <text:p text:style-name="P178">Субъекты трудовых правоотношений:</text:p>
      <text:p text:style-name="P178">Работник — лицо, достигшее 16 летнего возраста</text:p>
      <text:p text:style-name="P178"/>
      <text:p text:style-name="P179">Работодатель — юридическое лицо.</text:p>
      <text:p text:style-name="P179"/>
      <text:p text:style-name="P180">Трудовой договор — это соглашение между работодателем и работником в соответствие с которым работодатель обязан предоставить работнику работу по обусловленной трудовой функции. Обеспечить условие труда.</text:p>
      <text:p text:style-name="P180"/>
      <text:p text:style-name="P181">Своевременно и в полном размере выплачивать работнику зароботную плату.</text:p>
      <text:p text:style-name="P181">А работник обязуется лично выполнять определенную соглашением трудовую функцию, <text:span text:style-name="T48">соблюдать, действующие в организации правила трудового распорядка.</text:span></text:p>
      <text:p text:style-name="P181"/>
      <text:p text:style-name="P182">Существенные условия трудового договора:</text:p>
      <text:list xml:id="list7866974052320020051" text:style-name="L30">
        <text:list-item>
          <text:p text:style-name="P183">место работы с указанием подразделения и адреса</text:p>
        </text:list-item>
        <text:list-item>
          <text:p text:style-name="P183">дата начала работы</text:p>
        </text:list-item>
        <text:list-item>
          <text:p text:style-name="P183">наименование должности должности, специальности, профессии работника</text:p>
        </text:list-item>
        <text:list-item>
          <text:p text:style-name="P184">права и обязанности работника и работодателя копируются из локального нормативного акта организации</text:p>
        </text:list-item>
        <text:list-item>
          <text:p text:style-name="P184">режим труда и отдыха</text:p>
        </text:list-item>
      </text:list>
      <text:p text:style-name="P18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7:35:20.303440640</meta:creation-date>
    <dc:date>2018-12-06T19:00:16.441155463</dc:date>
    <meta:editing-duration>PT12H22M54S</meta:editing-duration>
    <meta:editing-cycles>163</meta:editing-cycles>
    <meta:generator>LibreOffice/5.1.6.2$Linux_X86_64 LibreOffice_project/10m0$Build-2</meta:generator>
    <meta:document-statistic meta:table-count="0" meta:image-count="0" meta:object-count="0" meta:page-count="10" meta:paragraph-count="265" meta:word-count="2611" meta:character-count="20594" meta:non-whitespace-character-count="18246"/>
  </office:meta>
</office:document-meta>
</file>